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5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text-position="super 58%" fo:font-style="italic" style:font-style-asian="italic" style:font-style-complex="italic"/>
    </style:style>
    <style:style style:name="T47" style:family="text">
      <style:text-properties fo:language="en" fo:country="none"/>
    </style:style>
    <style:style style:name="T48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4">CALIBRATION CERTIFICATE</text:p>
      <text:p text:style-name="P20"/>
      <text:p text:style-name="P42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S/n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µ</text:span><text:span text:style-name="T20">Sv/h – 0.5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7746253232338345384" text:style-name="L1">
        <text:list-item>
          <text:p text:style-name="P54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5">Atmospheric pressure<text:tab/><text:tab/><text:tab/>98,5 kPa</text:p>
        </text:list-item>
        <text:list-item>
          <text:p text:style-name="P55">Relative humidity<text:tab/><text:tab/><text:tab/><text:tab/>$vlag %</text:p>
        </text:list-item>
        <text:list-item>
          <text:p text:style-name="P56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45">$facility_13+11eng;</text:span></text:span></text:p>
      <text:p text:style-name="P45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3" office:value-type="string">
            <text:p text:style-name="P12">80<text:span text:style-name="T25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5">15.4</text:span></text:p>
          </table:table-cell>
        </table:table-row>
        <table:table-row>
          <table:table-cell table:style-name="t1.A7" office:value-type="string">
            <text:p text:style-name="P12"><text:span text:style-name="T25">4</text:span>00 m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25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5">µSv</text:span></text:p>
          </table:table-cell>
          <table:table-cell table:style-name="s1.B4" office:value-type="string">
            <text:p text:style-name="P13">$1-<text:span text:style-name="T16">dn</text:span>_<text:span text:style-name="T25">1</text:span></text:p>
          </table:table-cell>
          <table:table-cell table:style-name="s1.B4" office:value-type="string">
            <text:p text:style-name="P19"><text:s text:c="2"/>$1-<text:span text:style-name="T16">dd_1</text:span> <text:s/></text:p>
            <text:p text:style-name="P16"><text:span text:style-name="T25">360</text:span>c</text:p>
          </table:table-cell>
          <table:table-cell table:style-name="s1.B4" office:value-type="string">
            <text:p text:style-name="P13">$1-d_dev_<text:span text:style-name="T25">1</text:span></text:p>
          </table:table-cell>
          <table:table-cell table:style-name="s1.B4" office:value-type="string">
            <text:p text:style-name="P13">$1-dose_<text:span text:style-name="T25">1</text:span></text:p>
          </table:table-cell>
          <table:table-cell table:style-name="s1.B4" office:value-type="string">
            <text:p text:style-name="P13">$1-d_res_<text:span text:style-name="T25">1</text:span></text:p>
          </table:table-cell>
          <table:table-cell table:style-name="s1.B4" office:value-type="string">
            <text:p text:style-name="P13">$1-o_pog_<text:span text:style-name="T25">1</text:span></text:p>
          </table:table-cell>
          <table:table-cell table:style-name="s1.B4" office:value-type="string">
            <text:p text:style-name="P13">$1-d_gran_<text:span text:style-name="T25">1</text:span>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$1-<text:span text:style-name="T16">dn</text:span>_<text:span text:style-name="T25">2</text:span></text:p>
          </table:table-cell>
          <table:table-cell table:style-name="s1.B5" office:value-type="string">
            <text:p text:style-name="P19"><text:s text:c="2"/>$1-<text:span text:style-name="T16">dd_2</text:span> <text:s/></text:p>
            <text:p text:style-name="P16">180c</text:p>
          </table:table-cell>
          <table:table-cell table:style-name="s1.B5" office:value-type="string">
            <text:p text:style-name="P13">$1-d_dev_<text:span text:style-name="T25">2</text:span></text:p>
          </table:table-cell>
          <table:table-cell table:style-name="s1.B5" office:value-type="string">
            <text:p text:style-name="P13">$1-dose_<text:span text:style-name="T25">2</text:span></text:p>
          </table:table-cell>
          <table:table-cell table:style-name="s1.B5" office:value-type="string">
            <text:p text:style-name="P13">$1-d_res_<text:span text:style-name="T25">2</text:span></text:p>
          </table:table-cell>
          <table:table-cell table:style-name="s1.B5" office:value-type="string">
            <text:p text:style-name="P13">$1-o_pog_<text:span text:style-name="T25">2</text:span></text:p>
          </table:table-cell>
          <table:table-cell table:style-name="s1.B5" office:value-type="string">
            <text:p text:style-name="P13">$1-d_gran_<text:span text:style-name="T25">2</text:span></text:p>
          </table:table-cell>
          <table:table-cell table:style-name="s1.I5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3" office:value-type="string">
            <text:p text:style-name="P12">80<text:span text:style-name="T25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5">15.4</text:span></text:p>
          </table:table-cell>
        </table:table-row>
        <table:table-row>
          <table:table-cell table:style-name="t2.A7" office:value-type="string">
            <text:p text:style-name="P12"><text:span text:style-name="T25">4</text:span>00 m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5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25">µSv</text:span></text:p>
          </table:table-cell>
          <table:table-cell table:style-name="s2.B4" office:value-type="string">
            <text:p text:style-name="P13">$2-<text:span text:style-name="T16">dn</text:span>_<text:span text:style-name="T25">1</text:span></text:p>
          </table:table-cell>
          <table:table-cell table:style-name="s2.B4" office:value-type="string">
            <text:p text:style-name="P19"><text:s text:c="2"/>$2-<text:span text:style-name="T16">dd_1</text:span> <text:s/></text:p>
            <text:p text:style-name="P16"><text:span text:style-name="T25">360</text:span>c</text:p>
          </table:table-cell>
          <table:table-cell table:style-name="s2.B4" office:value-type="string">
            <text:p text:style-name="P13">$2-d_dev_<text:span text:style-name="T25">1</text:span></text:p>
          </table:table-cell>
          <table:table-cell table:style-name="s2.B4" office:value-type="string">
            <text:p text:style-name="P13">$2-dose_<text:span text:style-name="T25">1</text:span></text:p>
          </table:table-cell>
          <table:table-cell table:style-name="s2.B4" office:value-type="string">
            <text:p text:style-name="P13">$2-d_res_<text:span text:style-name="T25">1</text:span></text:p>
          </table:table-cell>
          <table:table-cell table:style-name="s2.B4" office:value-type="string">
            <text:p text:style-name="P13">$2-o_pog_<text:span text:style-name="T25">1</text:span></text:p>
          </table:table-cell>
          <table:table-cell table:style-name="s2.B4" office:value-type="string">
            <text:p text:style-name="P13">$2-d_gran_<text:span text:style-name="T25">1</text:span>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  <table:table-row>
          <table:table-cell table:style-name="s2.A5" office:value-type="string">
            <text:p text:style-name="P12">4.0 mSv</text:p>
          </table:table-cell>
          <table:table-cell table:style-name="s2.B5" office:value-type="string">
            <text:p text:style-name="P13">$2-<text:span text:style-name="T16">dn</text:span>_<text:span text:style-name="T25">2</text:span></text:p>
          </table:table-cell>
          <table:table-cell table:style-name="s2.B5" office:value-type="string">
            <text:p text:style-name="P19"><text:s text:c="2"/>$2-<text:span text:style-name="T16">dd_2</text:span> <text:s/></text:p>
            <text:p text:style-name="P16">180c</text:p>
          </table:table-cell>
          <table:table-cell table:style-name="s2.B5" office:value-type="string">
            <text:p text:style-name="P13">$2-d_dev_<text:span text:style-name="T25">2</text:span></text:p>
          </table:table-cell>
          <table:table-cell table:style-name="s2.B5" office:value-type="string">
            <text:p text:style-name="P13">$2-dose_<text:span text:style-name="T25">2</text:span></text:p>
          </table:table-cell>
          <table:table-cell table:style-name="s2.B5" office:value-type="string">
            <text:p text:style-name="P13">$2-d_res_<text:span text:style-name="T25">2</text:span></text:p>
          </table:table-cell>
          <table:table-cell table:style-name="s2.B5" office:value-type="string">
            <text:p text:style-name="P13">$2-o_pog_<text:span text:style-name="T25">2</text:span></text:p>
          </table:table-cell>
          <table:table-cell table:style-name="s2.B5" office:value-type="string">
            <text:p text:style-name="P13">$2-d_gran_<text:span text:style-name="T25">2</text:span></text:p>
          </table:table-cell>
          <table:table-cell table:style-name="s2.I5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3" office:value-type="string">
            <text:p text:style-name="P12">80<text:span text:style-name="T25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5">15.4</text:span></text:p>
          </table:table-cell>
        </table:table-row>
        <table:table-row>
          <table:table-cell table:style-name="t3.A7" office:value-type="string">
            <text:p text:style-name="P12"><text:span text:style-name="T25">4</text:span>00 m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5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25">µSv</text:span></text:p>
          </table:table-cell>
          <table:table-cell table:style-name="s3.B4" office:value-type="string">
            <text:p text:style-name="P13">$3-<text:span text:style-name="T16">dn</text:span>_<text:span text:style-name="T25">1</text:span></text:p>
          </table:table-cell>
          <table:table-cell table:style-name="s3.B4" office:value-type="string">
            <text:p text:style-name="P19"><text:s text:c="2"/>$3-<text:span text:style-name="T16">dd_1</text:span> <text:s/></text:p>
            <text:p text:style-name="P16"><text:span text:style-name="T25">360</text:span>c</text:p>
          </table:table-cell>
          <table:table-cell table:style-name="s3.B4" office:value-type="string">
            <text:p text:style-name="P13">$3-d_dev_<text:span text:style-name="T25">1</text:span></text:p>
          </table:table-cell>
          <table:table-cell table:style-name="s3.B4" office:value-type="string">
            <text:p text:style-name="P13">$3-dose_<text:span text:style-name="T25">1</text:span></text:p>
          </table:table-cell>
          <table:table-cell table:style-name="s3.B4" office:value-type="string">
            <text:p text:style-name="P13">$3-d_res_<text:span text:style-name="T25">1</text:span></text:p>
          </table:table-cell>
          <table:table-cell table:style-name="s3.B4" office:value-type="string">
            <text:p text:style-name="P13">$3-o_pog_<text:span text:style-name="T25">1</text:span></text:p>
          </table:table-cell>
          <table:table-cell table:style-name="s3.B4" office:value-type="string">
            <text:p text:style-name="P13">$3-d_gran_<text:span text:style-name="T25">1</text:span>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  <table:table-row>
          <table:table-cell table:style-name="s3.A5" office:value-type="string">
            <text:p text:style-name="P12">4.0 mSv</text:p>
          </table:table-cell>
          <table:table-cell table:style-name="s3.B5" office:value-type="string">
            <text:p text:style-name="P13">$3-<text:span text:style-name="T16">dn</text:span>_<text:span text:style-name="T25">2</text:span></text:p>
          </table:table-cell>
          <table:table-cell table:style-name="s3.B5" office:value-type="string">
            <text:p text:style-name="P19"><text:s text:c="2"/>$3-<text:span text:style-name="T16">dd_2</text:span> <text:s/></text:p>
            <text:p text:style-name="P16">180c</text:p>
          </table:table-cell>
          <table:table-cell table:style-name="s3.B5" office:value-type="string">
            <text:p text:style-name="P13">$3-d_dev_<text:span text:style-name="T25">2</text:span></text:p>
          </table:table-cell>
          <table:table-cell table:style-name="s3.B5" office:value-type="string">
            <text:p text:style-name="P13">$3-dose_<text:span text:style-name="T25">2</text:span></text:p>
          </table:table-cell>
          <table:table-cell table:style-name="s3.B5" office:value-type="string">
            <text:p text:style-name="P13">$3-d_res_<text:span text:style-name="T25">2</text:span></text:p>
          </table:table-cell>
          <table:table-cell table:style-name="s3.B5" office:value-type="string">
            <text:p text:style-name="P13">$3-o_pog_<text:span text:style-name="T25">2</text:span></text:p>
          </table:table-cell>
          <table:table-cell table:style-name="s3.B5" office:value-type="string">
            <text:p text:style-name="P13">$3-d_gran_<text:span text:style-name="T25">2</text:span></text:p>
          </table:table-cell>
          <table:table-cell table:style-name="s3.I5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3" office:value-type="string">
            <text:p text:style-name="P12">80<text:span text:style-name="T25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5">15.4</text:span></text:p>
          </table:table-cell>
        </table:table-row>
        <table:table-row>
          <table:table-cell table:style-name="t4.A7" office:value-type="string">
            <text:p text:style-name="P12"><text:span text:style-name="T25">4</text:span>00 m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5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25">µSv</text:span></text:p>
          </table:table-cell>
          <table:table-cell table:style-name="s4.B4" office:value-type="string">
            <text:p text:style-name="P13">$4-<text:span text:style-name="T16">dn</text:span>_<text:span text:style-name="T25">1</text:span></text:p>
          </table:table-cell>
          <table:table-cell table:style-name="s4.B4" office:value-type="string">
            <text:p text:style-name="P19"><text:s text:c="2"/>$4-<text:span text:style-name="T16">dd_1</text:span> <text:s/></text:p>
            <text:p text:style-name="P16"><text:span text:style-name="T25">360</text:span>c</text:p>
          </table:table-cell>
          <table:table-cell table:style-name="s4.B4" office:value-type="string">
            <text:p text:style-name="P13">$4-d_dev_<text:span text:style-name="T25">1</text:span></text:p>
          </table:table-cell>
          <table:table-cell table:style-name="s4.B4" office:value-type="string">
            <text:p text:style-name="P13">$4-dose_<text:span text:style-name="T25">1</text:span></text:p>
          </table:table-cell>
          <table:table-cell table:style-name="s4.B4" office:value-type="string">
            <text:p text:style-name="P13">$4-d_res_<text:span text:style-name="T25">1</text:span></text:p>
          </table:table-cell>
          <table:table-cell table:style-name="s4.B4" office:value-type="string">
            <text:p text:style-name="P13">$4-o_pog_<text:span text:style-name="T25">1</text:span></text:p>
          </table:table-cell>
          <table:table-cell table:style-name="s4.B4" office:value-type="string">
            <text:p text:style-name="P13">$4-d_gran_<text:span text:style-name="T25">1</text:span>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  <table:table-row>
          <table:table-cell table:style-name="s4.A5" office:value-type="string">
            <text:p text:style-name="P12">4.0 mSv</text:p>
          </table:table-cell>
          <table:table-cell table:style-name="s4.B5" office:value-type="string">
            <text:p text:style-name="P13">$4-<text:span text:style-name="T16">dn</text:span>_<text:span text:style-name="T25">2</text:span></text:p>
          </table:table-cell>
          <table:table-cell table:style-name="s4.B5" office:value-type="string">
            <text:p text:style-name="P19"><text:s text:c="2"/>$4-<text:span text:style-name="T16">dd_2</text:span> <text:s/></text:p>
            <text:p text:style-name="P16">180c</text:p>
          </table:table-cell>
          <table:table-cell table:style-name="s4.B5" office:value-type="string">
            <text:p text:style-name="P13">$4-d_dev_<text:span text:style-name="T25">2</text:span></text:p>
          </table:table-cell>
          <table:table-cell table:style-name="s4.B5" office:value-type="string">
            <text:p text:style-name="P13">$4-dose_<text:span text:style-name="T25">2</text:span></text:p>
          </table:table-cell>
          <table:table-cell table:style-name="s4.B5" office:value-type="string">
            <text:p text:style-name="P13">$4-d_res_<text:span text:style-name="T25">2</text:span></text:p>
          </table:table-cell>
          <table:table-cell table:style-name="s4.B5" office:value-type="string">
            <text:p text:style-name="P13">$4-o_pog_<text:span text:style-name="T25">2</text:span></text:p>
          </table:table-cell>
          <table:table-cell table:style-name="s4.B5" office:value-type="string">
            <text:p text:style-name="P13">$4-d_gran_<text:span text:style-name="T25">2</text:span></text:p>
          </table:table-cell>
          <table:table-cell table:style-name="s4.I5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3" office:value-type="string">
            <text:p text:style-name="P12">80<text:span text:style-name="T25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5">15.4</text:span></text:p>
          </table:table-cell>
        </table:table-row>
        <table:table-row>
          <table:table-cell table:style-name="t5.A7" office:value-type="string">
            <text:p text:style-name="P12"><text:span text:style-name="T25">4</text:span>00 m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5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25">µSv</text:span></text:p>
          </table:table-cell>
          <table:table-cell table:style-name="s5.B4" office:value-type="string">
            <text:p text:style-name="P13">$5-<text:span text:style-name="T16">dn</text:span>_<text:span text:style-name="T25">1</text:span></text:p>
          </table:table-cell>
          <table:table-cell table:style-name="s5.B4" office:value-type="string">
            <text:p text:style-name="P19"><text:s text:c="2"/>$5-<text:span text:style-name="T16">dd_1</text:span> <text:s/></text:p>
            <text:p text:style-name="P16"><text:span text:style-name="T25">360</text:span>c</text:p>
          </table:table-cell>
          <table:table-cell table:style-name="s5.B4" office:value-type="string">
            <text:p text:style-name="P13">$5-d_dev_<text:span text:style-name="T25">1</text:span></text:p>
          </table:table-cell>
          <table:table-cell table:style-name="s5.B4" office:value-type="string">
            <text:p text:style-name="P13">$5-dose_<text:span text:style-name="T25">1</text:span></text:p>
          </table:table-cell>
          <table:table-cell table:style-name="s5.B4" office:value-type="string">
            <text:p text:style-name="P13">$5-d_res_<text:span text:style-name="T25">1</text:span></text:p>
          </table:table-cell>
          <table:table-cell table:style-name="s5.B4" office:value-type="string">
            <text:p text:style-name="P13">$5-o_pog_<text:span text:style-name="T25">1</text:span></text:p>
          </table:table-cell>
          <table:table-cell table:style-name="s5.B4" office:value-type="string">
            <text:p text:style-name="P13">$5-d_gran_<text:span text:style-name="T25">1</text:span>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  <table:table-row>
          <table:table-cell table:style-name="s5.A5" office:value-type="string">
            <text:p text:style-name="P12">4.0 mSv</text:p>
          </table:table-cell>
          <table:table-cell table:style-name="s5.B5" office:value-type="string">
            <text:p text:style-name="P13">$5-<text:span text:style-name="T16">dn</text:span>_<text:span text:style-name="T25">2</text:span></text:p>
          </table:table-cell>
          <table:table-cell table:style-name="s5.B5" office:value-type="string">
            <text:p text:style-name="P19"><text:s text:c="2"/>$5-<text:span text:style-name="T16">dd_2</text:span> <text:s/></text:p>
            <text:p text:style-name="P16">180c</text:p>
          </table:table-cell>
          <table:table-cell table:style-name="s5.B5" office:value-type="string">
            <text:p text:style-name="P13">$5-d_dev_<text:span text:style-name="T25">2</text:span></text:p>
          </table:table-cell>
          <table:table-cell table:style-name="s5.B5" office:value-type="string">
            <text:p text:style-name="P13">$5-dose_<text:span text:style-name="T25">2</text:span></text:p>
          </table:table-cell>
          <table:table-cell table:style-name="s5.B5" office:value-type="string">
            <text:p text:style-name="P13">$5-d_res_<text:span text:style-name="T25">2</text:span></text:p>
          </table:table-cell>
          <table:table-cell table:style-name="s5.B5" office:value-type="string">
            <text:p text:style-name="P13">$5-o_pog_<text:span text:style-name="T25">2</text:span></text:p>
          </table:table-cell>
          <table:table-cell table:style-name="s5.B5" office:value-type="string">
            <text:p text:style-name="P13">$5-d_gran_<text:span text:style-name="T25">2</text:span></text:p>
          </table:table-cell>
          <table:table-cell table:style-name="s5.I5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3" office:value-type="string">
            <text:p text:style-name="P12">80<text:span text:style-name="T25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5">15.4</text:span></text:p>
          </table:table-cell>
        </table:table-row>
        <table:table-row>
          <table:table-cell table:style-name="t6.A7" office:value-type="string">
            <text:p text:style-name="P12"><text:span text:style-name="T25">4</text:span>00 m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5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25">µSv</text:span></text:p>
          </table:table-cell>
          <table:table-cell table:style-name="s6.B4" office:value-type="string">
            <text:p text:style-name="P13">$6-<text:span text:style-name="T16">dn</text:span>_<text:span text:style-name="T25">1</text:span></text:p>
          </table:table-cell>
          <table:table-cell table:style-name="s6.B4" office:value-type="string">
            <text:p text:style-name="P19"><text:s text:c="2"/>$6-<text:span text:style-name="T16">dd_1</text:span> <text:s/></text:p>
            <text:p text:style-name="P16"><text:span text:style-name="T25">360</text:span>c</text:p>
          </table:table-cell>
          <table:table-cell table:style-name="s6.B4" office:value-type="string">
            <text:p text:style-name="P13">$6-d_dev_<text:span text:style-name="T25">1</text:span></text:p>
          </table:table-cell>
          <table:table-cell table:style-name="s6.B4" office:value-type="string">
            <text:p text:style-name="P13">$6-dose_<text:span text:style-name="T25">1</text:span></text:p>
          </table:table-cell>
          <table:table-cell table:style-name="s6.B4" office:value-type="string">
            <text:p text:style-name="P13">$6-d_res_<text:span text:style-name="T25">1</text:span></text:p>
          </table:table-cell>
          <table:table-cell table:style-name="s6.B4" office:value-type="string">
            <text:p text:style-name="P13">$6-o_pog_<text:span text:style-name="T25">1</text:span></text:p>
          </table:table-cell>
          <table:table-cell table:style-name="s6.B4" office:value-type="string">
            <text:p text:style-name="P13">$6-d_gran_<text:span text:style-name="T25">1</text:span>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  <table:table-row>
          <table:table-cell table:style-name="s6.A5" office:value-type="string">
            <text:p text:style-name="P12">4.0 mSv</text:p>
          </table:table-cell>
          <table:table-cell table:style-name="s6.B5" office:value-type="string">
            <text:p text:style-name="P13">$6-<text:span text:style-name="T16">dn</text:span>_<text:span text:style-name="T25">2</text:span></text:p>
          </table:table-cell>
          <table:table-cell table:style-name="s6.B5" office:value-type="string">
            <text:p text:style-name="P19"><text:s text:c="2"/>$6-<text:span text:style-name="T16">dd_2</text:span> <text:s/></text:p>
            <text:p text:style-name="P16">180c</text:p>
          </table:table-cell>
          <table:table-cell table:style-name="s6.B5" office:value-type="string">
            <text:p text:style-name="P13">$6-d_dev_<text:span text:style-name="T25">2</text:span></text:p>
          </table:table-cell>
          <table:table-cell table:style-name="s6.B5" office:value-type="string">
            <text:p text:style-name="P13">$6-dose_<text:span text:style-name="T25">2</text:span></text:p>
          </table:table-cell>
          <table:table-cell table:style-name="s6.B5" office:value-type="string">
            <text:p text:style-name="P13">$6-d_res_<text:span text:style-name="T25">2</text:span></text:p>
          </table:table-cell>
          <table:table-cell table:style-name="s6.B5" office:value-type="string">
            <text:p text:style-name="P13">$6-o_pog_<text:span text:style-name="T25">2</text:span></text:p>
          </table:table-cell>
          <table:table-cell table:style-name="s6.B5" office:value-type="string">
            <text:p text:style-name="P13">$6-d_gran_<text:span text:style-name="T25">2</text:span></text:p>
          </table:table-cell>
          <table:table-cell table:style-name="s6.I5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3" office:value-type="string">
            <text:p text:style-name="P12">80<text:span text:style-name="T25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5">15.4</text:span></text:p>
          </table:table-cell>
        </table:table-row>
        <table:table-row>
          <table:table-cell table:style-name="t7.A7" office:value-type="string">
            <text:p text:style-name="P12"><text:span text:style-name="T25">4</text:span>00 m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5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25">µSv</text:span></text:p>
          </table:table-cell>
          <table:table-cell table:style-name="s7.B4" office:value-type="string">
            <text:p text:style-name="P13">$7-<text:span text:style-name="T16">dn</text:span>_<text:span text:style-name="T25">1</text:span></text:p>
          </table:table-cell>
          <table:table-cell table:style-name="s7.B4" office:value-type="string">
            <text:p text:style-name="P19"><text:s text:c="2"/>$7-<text:span text:style-name="T16">dd_1</text:span> <text:s/></text:p>
            <text:p text:style-name="P16"><text:span text:style-name="T25">360</text:span>c</text:p>
          </table:table-cell>
          <table:table-cell table:style-name="s7.B4" office:value-type="string">
            <text:p text:style-name="P13">$7-d_dev_<text:span text:style-name="T25">1</text:span></text:p>
          </table:table-cell>
          <table:table-cell table:style-name="s7.B4" office:value-type="string">
            <text:p text:style-name="P13">$7-dose_<text:span text:style-name="T25">1</text:span></text:p>
          </table:table-cell>
          <table:table-cell table:style-name="s7.B4" office:value-type="string">
            <text:p text:style-name="P13">$7-d_res_<text:span text:style-name="T25">1</text:span></text:p>
          </table:table-cell>
          <table:table-cell table:style-name="s7.B4" office:value-type="string">
            <text:p text:style-name="P13">$7-o_pog_<text:span text:style-name="T25">1</text:span></text:p>
          </table:table-cell>
          <table:table-cell table:style-name="s7.B4" office:value-type="string">
            <text:p text:style-name="P13">$7-d_gran_<text:span text:style-name="T25">1</text:span>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  <table:table-row>
          <table:table-cell table:style-name="s7.A5" office:value-type="string">
            <text:p text:style-name="P12">4.0 mSv</text:p>
          </table:table-cell>
          <table:table-cell table:style-name="s7.B5" office:value-type="string">
            <text:p text:style-name="P13">$7-<text:span text:style-name="T16">dn</text:span>_<text:span text:style-name="T25">2</text:span></text:p>
          </table:table-cell>
          <table:table-cell table:style-name="s7.B5" office:value-type="string">
            <text:p text:style-name="P19"><text:s text:c="2"/>$7-<text:span text:style-name="T16">dd_2</text:span> <text:s/></text:p>
            <text:p text:style-name="P16">180c</text:p>
          </table:table-cell>
          <table:table-cell table:style-name="s7.B5" office:value-type="string">
            <text:p text:style-name="P13">$7-d_dev_<text:span text:style-name="T25">2</text:span></text:p>
          </table:table-cell>
          <table:table-cell table:style-name="s7.B5" office:value-type="string">
            <text:p text:style-name="P13">$7-dose_<text:span text:style-name="T25">2</text:span></text:p>
          </table:table-cell>
          <table:table-cell table:style-name="s7.B5" office:value-type="string">
            <text:p text:style-name="P13">$7-d_res_<text:span text:style-name="T25">2</text:span></text:p>
          </table:table-cell>
          <table:table-cell table:style-name="s7.B5" office:value-type="string">
            <text:p text:style-name="P13">$7-o_pog_<text:span text:style-name="T25">2</text:span></text:p>
          </table:table-cell>
          <table:table-cell table:style-name="s7.B5" office:value-type="string">
            <text:p text:style-name="P13">$7-d_gran_<text:span text:style-name="T25">2</text:span></text:p>
          </table:table-cell>
          <table:table-cell table:style-name="s7.I5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3" office:value-type="string">
            <text:p text:style-name="P12">80<text:span text:style-name="T25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5">15.4</text:span></text:p>
          </table:table-cell>
        </table:table-row>
        <table:table-row>
          <table:table-cell table:style-name="t8.A7" office:value-type="string">
            <text:p text:style-name="P12"><text:span text:style-name="T25">4</text:span>00 m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5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25">µSv</text:span></text:p>
          </table:table-cell>
          <table:table-cell table:style-name="s8.B4" office:value-type="string">
            <text:p text:style-name="P13">$8-<text:span text:style-name="T16">dn</text:span>_<text:span text:style-name="T25">1</text:span></text:p>
          </table:table-cell>
          <table:table-cell table:style-name="s8.B4" office:value-type="string">
            <text:p text:style-name="P19"><text:s text:c="2"/>$8-<text:span text:style-name="T16">dd_1</text:span> <text:s/></text:p>
            <text:p text:style-name="P16"><text:span text:style-name="T25">360</text:span>c</text:p>
          </table:table-cell>
          <table:table-cell table:style-name="s8.B4" office:value-type="string">
            <text:p text:style-name="P13">$8-d_dev_<text:span text:style-name="T25">1</text:span></text:p>
          </table:table-cell>
          <table:table-cell table:style-name="s8.B4" office:value-type="string">
            <text:p text:style-name="P13">$8-dose_<text:span text:style-name="T25">1</text:span></text:p>
          </table:table-cell>
          <table:table-cell table:style-name="s8.B4" office:value-type="string">
            <text:p text:style-name="P13">$8-d_res_<text:span text:style-name="T25">1</text:span></text:p>
          </table:table-cell>
          <table:table-cell table:style-name="s8.B4" office:value-type="string">
            <text:p text:style-name="P13">$8-o_pog_<text:span text:style-name="T25">1</text:span></text:p>
          </table:table-cell>
          <table:table-cell table:style-name="s8.B4" office:value-type="string">
            <text:p text:style-name="P13">$8-d_gran_<text:span text:style-name="T25">1</text:span>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  <table:table-row>
          <table:table-cell table:style-name="s8.A5" office:value-type="string">
            <text:p text:style-name="P12">4.0 mSv</text:p>
          </table:table-cell>
          <table:table-cell table:style-name="s8.B5" office:value-type="string">
            <text:p text:style-name="P13">$8-<text:span text:style-name="T16">dn</text:span>_<text:span text:style-name="T25">2</text:span></text:p>
          </table:table-cell>
          <table:table-cell table:style-name="s8.B5" office:value-type="string">
            <text:p text:style-name="P19"><text:s text:c="2"/>$8-<text:span text:style-name="T16">dd_2</text:span> <text:s/></text:p>
            <text:p text:style-name="P16">180c</text:p>
          </table:table-cell>
          <table:table-cell table:style-name="s8.B5" office:value-type="string">
            <text:p text:style-name="P13">$8-d_dev_<text:span text:style-name="T25">2</text:span></text:p>
          </table:table-cell>
          <table:table-cell table:style-name="s8.B5" office:value-type="string">
            <text:p text:style-name="P13">$8-dose_<text:span text:style-name="T25">2</text:span></text:p>
          </table:table-cell>
          <table:table-cell table:style-name="s8.B5" office:value-type="string">
            <text:p text:style-name="P13">$8-d_res_<text:span text:style-name="T25">2</text:span></text:p>
          </table:table-cell>
          <table:table-cell table:style-name="s8.B5" office:value-type="string">
            <text:p text:style-name="P13">$8-o_pog_<text:span text:style-name="T25">2</text:span></text:p>
          </table:table-cell>
          <table:table-cell table:style-name="s8.B5" office:value-type="string">
            <text:p text:style-name="P13">$8-d_gran_<text:span text:style-name="T25">2</text:span></text:p>
          </table:table-cell>
          <table:table-cell table:style-name="s8.I5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3" office:value-type="string">
            <text:p text:style-name="P12">80<text:span text:style-name="T25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5">15.4</text:span></text:p>
          </table:table-cell>
        </table:table-row>
        <table:table-row>
          <table:table-cell table:style-name="t9.A7" office:value-type="string">
            <text:p text:style-name="P12"><text:span text:style-name="T25">4</text:span>00 m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5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25">µSv</text:span></text:p>
          </table:table-cell>
          <table:table-cell table:style-name="s9.B4" office:value-type="string">
            <text:p text:style-name="P13">$9-<text:span text:style-name="T16">dn</text:span>_<text:span text:style-name="T25">1</text:span></text:p>
          </table:table-cell>
          <table:table-cell table:style-name="s9.B4" office:value-type="string">
            <text:p text:style-name="P19"><text:s text:c="2"/>$9-<text:span text:style-name="T16">dd_1</text:span> <text:s/></text:p>
            <text:p text:style-name="P16"><text:span text:style-name="T25">360</text:span>c</text:p>
          </table:table-cell>
          <table:table-cell table:style-name="s9.B4" office:value-type="string">
            <text:p text:style-name="P13">$9-d_dev_<text:span text:style-name="T25">1</text:span></text:p>
          </table:table-cell>
          <table:table-cell table:style-name="s9.B4" office:value-type="string">
            <text:p text:style-name="P13">$9-dose_<text:span text:style-name="T25">1</text:span></text:p>
          </table:table-cell>
          <table:table-cell table:style-name="s9.B4" office:value-type="string">
            <text:p text:style-name="P13">$9-d_res_<text:span text:style-name="T25">1</text:span></text:p>
          </table:table-cell>
          <table:table-cell table:style-name="s9.B4" office:value-type="string">
            <text:p text:style-name="P13">$9-o_pog_<text:span text:style-name="T25">1</text:span></text:p>
          </table:table-cell>
          <table:table-cell table:style-name="s9.B4" office:value-type="string">
            <text:p text:style-name="P13">$9-d_gran_<text:span text:style-name="T25">1</text:span>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  <table:table-row>
          <table:table-cell table:style-name="s9.A5" office:value-type="string">
            <text:p text:style-name="P12">4.0 mSv</text:p>
          </table:table-cell>
          <table:table-cell table:style-name="s9.B5" office:value-type="string">
            <text:p text:style-name="P13">$9-<text:span text:style-name="T16">dn</text:span>_<text:span text:style-name="T25">2</text:span></text:p>
          </table:table-cell>
          <table:table-cell table:style-name="s9.B5" office:value-type="string">
            <text:p text:style-name="P19"><text:s text:c="2"/>$9-<text:span text:style-name="T16">dd_2</text:span> <text:s/></text:p>
            <text:p text:style-name="P16">180c</text:p>
          </table:table-cell>
          <table:table-cell table:style-name="s9.B5" office:value-type="string">
            <text:p text:style-name="P13">$9-d_dev_<text:span text:style-name="T25">2</text:span></text:p>
          </table:table-cell>
          <table:table-cell table:style-name="s9.B5" office:value-type="string">
            <text:p text:style-name="P13">$9-dose_<text:span text:style-name="T25">2</text:span></text:p>
          </table:table-cell>
          <table:table-cell table:style-name="s9.B5" office:value-type="string">
            <text:p text:style-name="P13">$9-d_res_<text:span text:style-name="T25">2</text:span></text:p>
          </table:table-cell>
          <table:table-cell table:style-name="s9.B5" office:value-type="string">
            <text:p text:style-name="P13">$9-o_pog_<text:span text:style-name="T25">2</text:span></text:p>
          </table:table-cell>
          <table:table-cell table:style-name="s9.B5" office:value-type="string">
            <text:p text:style-name="P13">$9-d_gran_<text:span text:style-name="T25">2</text:span></text:p>
          </table:table-cell>
          <table:table-cell table:style-name="s9.I5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3" office:value-type="string">
            <text:p text:style-name="P12">80<text:span text:style-name="T25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5">15.4</text:span></text:p>
          </table:table-cell>
        </table:table-row>
        <table:table-row>
          <table:table-cell table:style-name="t10.A7" office:value-type="string">
            <text:p text:style-name="P12"><text:span text:style-name="T25">4</text:span>00 m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5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25">µSv</text:span></text:p>
          </table:table-cell>
          <table:table-cell table:style-name="s10.B4" office:value-type="string">
            <text:p text:style-name="P13">$10-<text:span text:style-name="T16">dn</text:span>_<text:span text:style-name="T25">1</text:span></text:p>
          </table:table-cell>
          <table:table-cell table:style-name="s10.B4" office:value-type="string">
            <text:p text:style-name="P19"><text:s text:c="2"/>$10-<text:span text:style-name="T16">dd_1</text:span> <text:s/></text:p>
            <text:p text:style-name="P16"><text:span text:style-name="T25">360</text:span>c</text:p>
          </table:table-cell>
          <table:table-cell table:style-name="s10.B4" office:value-type="string">
            <text:p text:style-name="P13">$10-d_dev_<text:span text:style-name="T25">1</text:span></text:p>
          </table:table-cell>
          <table:table-cell table:style-name="s10.B4" office:value-type="string">
            <text:p text:style-name="P13">$10-dose_<text:span text:style-name="T25">1</text:span></text:p>
          </table:table-cell>
          <table:table-cell table:style-name="s10.B4" office:value-type="string">
            <text:p text:style-name="P13">$10-d_res_<text:span text:style-name="T25">1</text:span></text:p>
          </table:table-cell>
          <table:table-cell table:style-name="s10.B4" office:value-type="string">
            <text:p text:style-name="P13">$10-o_pog_<text:span text:style-name="T25">1</text:span></text:p>
          </table:table-cell>
          <table:table-cell table:style-name="s10.B4" office:value-type="string">
            <text:p text:style-name="P13">$10-d_gran_<text:span text:style-name="T25">1</text:span>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  <table:table-row>
          <table:table-cell table:style-name="s10.A5" office:value-type="string">
            <text:p text:style-name="P12">4.0 mSv</text:p>
          </table:table-cell>
          <table:table-cell table:style-name="s10.B5" office:value-type="string">
            <text:p text:style-name="P13">$10-<text:span text:style-name="T16">dn</text:span>_<text:span text:style-name="T25">2</text:span></text:p>
          </table:table-cell>
          <table:table-cell table:style-name="s10.B5" office:value-type="string">
            <text:p text:style-name="P19"><text:s text:c="2"/>$10-<text:span text:style-name="T16">dd_2</text:span> <text:s/></text:p>
            <text:p text:style-name="P16">180c</text:p>
          </table:table-cell>
          <table:table-cell table:style-name="s10.B5" office:value-type="string">
            <text:p text:style-name="P13">$10-d_dev_<text:span text:style-name="T25">2</text:span></text:p>
          </table:table-cell>
          <table:table-cell table:style-name="s10.B5" office:value-type="string">
            <text:p text:style-name="P13">$10-dose_<text:span text:style-name="T25">2</text:span></text:p>
          </table:table-cell>
          <table:table-cell table:style-name="s10.B5" office:value-type="string">
            <text:p text:style-name="P13">$10-d_res_<text:span text:style-name="T25">2</text:span></text:p>
          </table:table-cell>
          <table:table-cell table:style-name="s10.B5" office:value-type="string">
            <text:p text:style-name="P13">$10-o_pog_<text:span text:style-name="T25">2</text:span></text:p>
          </table:table-cell>
          <table:table-cell table:style-name="s10.B5" office:value-type="string">
            <text:p text:style-name="P13">$10-d_gran_<text:span text:style-name="T25">2</text:span></text:p>
          </table:table-cell>
          <table:table-cell table:style-name="s10.I5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3" office:value-type="string">
            <text:p text:style-name="P12">80<text:span text:style-name="T25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5">15.4</text:span></text:p>
          </table:table-cell>
        </table:table-row>
        <table:table-row>
          <table:table-cell table:style-name="t11.A7" office:value-type="string">
            <text:p text:style-name="P12"><text:span text:style-name="T25">4</text:span>00 m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5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25">µSv</text:span></text:p>
          </table:table-cell>
          <table:table-cell table:style-name="s11.B4" office:value-type="string">
            <text:p text:style-name="P13">$11-<text:span text:style-name="T16">dn</text:span>_<text:span text:style-name="T25">1</text:span></text:p>
          </table:table-cell>
          <table:table-cell table:style-name="s11.B4" office:value-type="string">
            <text:p text:style-name="P19"><text:s text:c="2"/>$11-<text:span text:style-name="T16">dd_1</text:span> <text:s/></text:p>
            <text:p text:style-name="P16"><text:span text:style-name="T25">360</text:span>c</text:p>
          </table:table-cell>
          <table:table-cell table:style-name="s11.B4" office:value-type="string">
            <text:p text:style-name="P13">$11-d_dev_<text:span text:style-name="T25">1</text:span></text:p>
          </table:table-cell>
          <table:table-cell table:style-name="s11.B4" office:value-type="string">
            <text:p text:style-name="P13">$11-dose_<text:span text:style-name="T25">1</text:span></text:p>
          </table:table-cell>
          <table:table-cell table:style-name="s11.B4" office:value-type="string">
            <text:p text:style-name="P13">$11-d_res_<text:span text:style-name="T25">1</text:span></text:p>
          </table:table-cell>
          <table:table-cell table:style-name="s11.B4" office:value-type="string">
            <text:p text:style-name="P13">$11-o_pog_<text:span text:style-name="T25">1</text:span></text:p>
          </table:table-cell>
          <table:table-cell table:style-name="s11.B4" office:value-type="string">
            <text:p text:style-name="P13">$11-d_gran_<text:span text:style-name="T25">1</text:span>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  <table:table-row>
          <table:table-cell table:style-name="s11.A5" office:value-type="string">
            <text:p text:style-name="P12">4.0 mSv</text:p>
          </table:table-cell>
          <table:table-cell table:style-name="s11.B5" office:value-type="string">
            <text:p text:style-name="P13">$11-<text:span text:style-name="T16">dn</text:span>_<text:span text:style-name="T25">2</text:span></text:p>
          </table:table-cell>
          <table:table-cell table:style-name="s11.B5" office:value-type="string">
            <text:p text:style-name="P19"><text:s text:c="2"/>$11-<text:span text:style-name="T16">dd_2</text:span> <text:s/></text:p>
            <text:p text:style-name="P16">180c</text:p>
          </table:table-cell>
          <table:table-cell table:style-name="s11.B5" office:value-type="string">
            <text:p text:style-name="P13">$11-d_dev_<text:span text:style-name="T25">2</text:span></text:p>
          </table:table-cell>
          <table:table-cell table:style-name="s11.B5" office:value-type="string">
            <text:p text:style-name="P13">$11-dose_<text:span text:style-name="T25">2</text:span></text:p>
          </table:table-cell>
          <table:table-cell table:style-name="s11.B5" office:value-type="string">
            <text:p text:style-name="P13">$11-d_res_<text:span text:style-name="T25">2</text:span></text:p>
          </table:table-cell>
          <table:table-cell table:style-name="s11.B5" office:value-type="string">
            <text:p text:style-name="P13">$11-o_pog_<text:span text:style-name="T25">2</text:span></text:p>
          </table:table-cell>
          <table:table-cell table:style-name="s11.B5" office:value-type="string">
            <text:p text:style-name="P13">$11-d_gran_<text:span text:style-name="T25">2</text:span></text:p>
          </table:table-cell>
          <table:table-cell table:style-name="s11.I5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2503 </text:span><text:span text:style-name="T16">(</text:span><text:span text:style-name="T48">γ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3" office:value-type="string">
            <text:p text:style-name="P12">80<text:span text:style-name="T25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5">15.4</text:span></text:p>
          </table:table-cell>
        </table:table-row>
        <table:table-row>
          <table:table-cell table:style-name="t12.A7" office:value-type="string">
            <text:p text:style-name="P12"><text:span text:style-name="T25">4</text:span>00 m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5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 </text:span><text:span text:style-name="T16">(</text:span><text:span text:style-name="T48">γ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25">µSv</text:span></text:p>
          </table:table-cell>
          <table:table-cell table:style-name="s12.B4" office:value-type="string">
            <text:p text:style-name="P13">$12-<text:span text:style-name="T16">dn</text:span>_<text:span text:style-name="T25">1</text:span></text:p>
          </table:table-cell>
          <table:table-cell table:style-name="s12.B4" office:value-type="string">
            <text:p text:style-name="P19"><text:s text:c="2"/>$12-<text:span text:style-name="T16">dd_1</text:span> <text:s/></text:p>
            <text:p text:style-name="P16"><text:span text:style-name="T25">360</text:span>c</text:p>
          </table:table-cell>
          <table:table-cell table:style-name="s12.B4" office:value-type="string">
            <text:p text:style-name="P13">$12-d_dev_<text:span text:style-name="T25">1</text:span></text:p>
          </table:table-cell>
          <table:table-cell table:style-name="s12.B4" office:value-type="string">
            <text:p text:style-name="P13">$12-dose_<text:span text:style-name="T25">1</text:span></text:p>
          </table:table-cell>
          <table:table-cell table:style-name="s12.B4" office:value-type="string">
            <text:p text:style-name="P13">$12-d_res_<text:span text:style-name="T25">1</text:span></text:p>
          </table:table-cell>
          <table:table-cell table:style-name="s12.B4" office:value-type="string">
            <text:p text:style-name="P13">$12-o_pog_<text:span text:style-name="T25">1</text:span></text:p>
          </table:table-cell>
          <table:table-cell table:style-name="s12.B4" office:value-type="string">
            <text:p text:style-name="P13">$12-d_gran_<text:span text:style-name="T25">1</text:span>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  <table:table-row>
          <table:table-cell table:style-name="s12.A5" office:value-type="string">
            <text:p text:style-name="P12">4.0 mSv</text:p>
          </table:table-cell>
          <table:table-cell table:style-name="s12.B5" office:value-type="string">
            <text:p text:style-name="P13">$12-<text:span text:style-name="T16">dn</text:span>_<text:span text:style-name="T25">2</text:span></text:p>
          </table:table-cell>
          <table:table-cell table:style-name="s12.B5" office:value-type="string">
            <text:p text:style-name="P19"><text:s text:c="2"/>$12-<text:span text:style-name="T16">dd_2</text:span> <text:s/></text:p>
            <text:p text:style-name="P16">180c</text:p>
          </table:table-cell>
          <table:table-cell table:style-name="s12.B5" office:value-type="string">
            <text:p text:style-name="P13">$12-d_dev_<text:span text:style-name="T25">2</text:span></text:p>
          </table:table-cell>
          <table:table-cell table:style-name="s12.B5" office:value-type="string">
            <text:p text:style-name="P13">$12-dose_<text:span text:style-name="T25">2</text:span></text:p>
          </table:table-cell>
          <table:table-cell table:style-name="s12.B5" office:value-type="string">
            <text:p text:style-name="P13">$12-d_res_<text:span text:style-name="T25">2</text:span></text:p>
          </table:table-cell>
          <table:table-cell table:style-name="s12.B5" office:value-type="string">
            <text:p text:style-name="P13">$12-o_pog_<text:span text:style-name="T25">2</text:span></text:p>
          </table:table-cell>
          <table:table-cell table:style-name="s12.B5" office:value-type="string">
            <text:p text:style-name="P13">$12-d_gran_<text:span text:style-name="T25">2</text:span></text:p>
          </table:table-cell>
          <table:table-cell table:style-name="s12.I5" office:value-type="string">
            <text:p text:style-name="P12">±<text:span text:style-name="T25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36:38.83</dc:date>
    <meta:editing-duration>P3DT8H52M33S</meta:editing-duration>
    <meta:editing-cycles>414</meta:editing-cycles>
    <meta:generator>OpenOffice/4.1.6$Win32 OpenOffice.org_project/416m1$Build-9790</meta:generator>
    <meta:document-statistic meta:table-count="25" meta:image-count="1" meta:object-count="0" meta:page-count="7" meta:paragraph-count="1524" meta:word-count="2407" meta:character-count="15226"/>
  </office:meta>
</office:document-meta>
</file>